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 table:print="false">
        <table:table-column table:style-name="co1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masa p</text:p>
          </table:table-cell>
          <table:table-cell office:value-type="string">
            <text:p>długość p</text:p>
          </table:table-cell>
          <table:table-cell office:value-type="string">
            <text:p>t p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oment cz1</text:p>
          </table:table-cell>
          <table:table-cell office:value-type="string">
            <text:p>moment cz2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style-name="ce1" office:value-type="float" office:value="0.86">
            <text:p>0,86</text:p>
          </table:table-cell>
          <table:table-cell office:value-type="float" office:value="45.33">
            <text:p>45,33</text:p>
          </table:table-cell>
          <table:table-cell office:value-type="float" office:value="45.31">
            <text:p>45,31</text:p>
          </table:table-cell>
          <table:table-cell office:value-type="float" office:value="45.13">
            <text:p>45,13</text:p>
          </table:table-cell>
          <table:table-cell table:formula="of:=(1/12*[.B3]*[.B3])+(0.415*0.415)" office:value-type="float" office:value="0.233858333333333">
            <text:p>0,23</text:p>
          </table:table-cell>
          <table:table-cell table:formula="of:=[.F3]*[.A3]" office:value-type="float" office:value="97.0512083333333">
            <text:p>97,05</text:p>
          </table:table-cell>
          <table:table-cell table:number-columns-repeated="2"/>
        </table:table-row>
        <table:table-row table:style-name="ro2">
          <table:table-cell office:value-type="string">
            <text:p>masa k</text:p>
          </table:table-cell>
          <table:table-cell office:value-type="string">
            <text:p>k</text:p>
          </table:table-cell>
          <table:table-cell office:value-type="string">
            <text:p>t k</text:p>
          </table:table-cell>
          <table:table-cell table:number-columns-repeated="6"/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415">
            <text:p>0,42</text:p>
          </table:table-cell>
          <table:table-cell office:value-type="float" office:value="27.99">
            <text:p>27,99</text:p>
          </table:table-cell>
          <table:table-cell office:value-type="float" office:value="27.98">
            <text:p>27,98</text:p>
          </table:table-cell>
          <table:table-cell office:value-type="float" office:value="27.96">
            <text:p>27,96</text:p>
          </table:table-cell>
          <table:table-cell table:formula="of:=(1/2*0.295*0.295)+(0.13*0.13)" office:value-type="float" office:value="0.0604125">
            <text:p>0,06</text:p>
          </table:table-cell>
          <table:table-cell table:formula="of:=[.F5]*[.A5]" office:value-type="float" office:value="86.389875">
            <text:p>86,39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table:number-columns-repeated="8"/>
        </table:table-row>
        <table:table-row table:style-name="ro2">
          <table:table-cell office:value-type="float" office:value="30">
            <text:p>30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okres drgań p</text:p>
          </table:table-cell>
          <table:table-cell office:value-type="string">
            <text:p>okres drgań k</text:p>
          </table:table-cell>
          <table:table-cell table:number-columns-repeated="2"/>
          <table:table-cell office:value-type="string">
            <text:p>d) podpunkt</text:p>
          </table:table-cell>
          <table:table-cell table:number-columns-repeated="2"/>
          <table:table-cell office:value-type="string">
            <text:p>e) podpunkt</text:p>
          </table:table-cell>
          <table:table-cell/>
        </table:table-row>
        <table:table-row table:style-name="ro2">
          <table:table-cell table:formula="of:=30/[.C3]" office:value-type="float" office:value="0.661813368630046">
            <text:p>0,66</text:p>
          </table:table-cell>
          <table:table-cell table:formula="of:=30/[.C5]" office:value-type="float" office:value="1.07181136120043">
            <text:p>1,07</text:p>
          </table:table-cell>
          <table:table-cell table:number-columns-repeated="2"/>
          <table:table-cell office:value-type="string">
            <text:p>krążek</text:p>
          </table:table-cell>
          <table:table-cell office:value-type="string">
            <text:p>pręt</text:p>
          </table:table-cell>
          <table:table-cell/>
          <table:table-cell office:value-type="string">
            <text:p>krążek</text:p>
          </table:table-cell>
          <table:table-cell office:value-type="string">
            <text:p>drut</text:p>
          </table:table-cell>
        </table:table-row>
        <table:table-row table:style-name="ro2">
          <table:table-cell table:formula="of:=30/[.D3]" office:value-type="float" office:value="0.662105495475612">
            <text:p>0,66</text:p>
          </table:table-cell>
          <table:table-cell table:formula="of:=30/[.D5]" office:value-type="float" office:value="1.07219442458899">
            <text:p>1,07</text:p>
          </table:table-cell>
          <table:table-cell table:number-columns-repeated="2"/>
          <table:table-cell table:formula="of:=([.A5]*10*1.07*1.07)/(4*3.141*3.141)" office:value-type="float" office:value="414.865889827781">
            <text:p>414,87</text:p>
          </table:table-cell>
          <table:table-cell table:formula="of:=([.A3]*10*0.66*0.66)/(4*3.141*3.141)" office:value-type="float" office:value="45.8078705794242">
            <text:p>45,81</text:p>
          </table:table-cell>
          <table:table-cell/>
          <table:table-cell table:formula="of:=5*[.F5]+((1430*0.295*0.001)+(1430*2*13*0.001))" office:value-type="float" office:value="37.9039125">
            <text:p>37,9</text:p>
          </table:table-cell>
          <table:table-cell table:formula="of:=5*[.F3]+[.A3]*[.B3]*0.001+[.A3]*(0.415*2*0.001)" office:value-type="float" office:value="1.87064166666667">
            <text:p>1,87</text:p>
          </table:table-cell>
        </table:table-row>
        <table:table-row table:style-name="ro2">
          <table:table-cell table:formula="of:=30/[.E3]" office:value-type="float" office:value="0.664746288499889">
            <text:p>0,66</text:p>
          </table:table-cell>
          <table:table-cell table:formula="of:=30/[.E5]" office:value-type="float" office:value="1.07296137339056">
            <text:p>1,07</text:p>
          </table:table-cell>
          <table:table-cell table:number-columns-repeated="7"/>
        </table:table-row>
        <table:table-row table:style-name="ro2">
          <table:table-cell table:formula="of:=30*3/([.C3]+[.D3]+[.E3])" office:value-type="float" office:value="0.662885762686897">
            <text:p>0,66</text:p>
          </table:table-cell>
          <table:table-cell table:formula="of:=90/([.C5]+[.D5]+[.E5])" office:value-type="float" office:value="1.0723221732396">
            <text:p>1,07</text:p>
          </table:table-cell>
          <table:table-cell office:value-type="string">
            <text:p>&lt;&lt;---- T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>
            <text:p>wahadła krąż</text:p>
          </table:table-cell>
          <table:table-cell office:value-type="string">
            <text:p>pret</text:p>
          </table:table-cell>
        </table:table-row>
        <table:table-row table:style-name="ro2">
          <table:table-cell table:number-columns-repeated="7"/>
          <table:table-cell table:formula="of:=(5/1430)+(0.001/0.13)+((0.5/30)/1.07)" office:value-type="float" office:value="0.0267651351763501">
            <text:p>0,03</text:p>
          </table:table-cell>
          <table:table-cell table:formula="of:=(5/415)+(0.001/0.415)+((0.5/30)/0.66)" office:value-type="float" office:value="0.0397103565778265">
            <text:p>0,04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19.05.2011</text:date>, <text:time>19:49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5T19:28:12.54</meta:creation-date>
    <dc:date>2011-05-19T19:49:51</dc:date>
    <meta:editing-duration>PT1H11M</meta:editing-duration>
    <meta:editing-cycles>3</meta:editing-cycles>
    <meta:generator>OpenOffice.org/3.3$Linux OpenOffice.org_project/330m20$Build-9567</meta:generator>
    <dc:creator>Michał Wesoły</dc:creator>
    <meta:document-statistic meta:table-count="3" meta:cell-count="51" meta:object-count="0"/>
  </office:meta>
</office:document-meta>
</file>